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f pro text" svg:font-family="'sf pro text', apple-system, BlinkMacSystemFont, Roboto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635cm" fo:margin-top="0cm" fo:margin-bottom="0cm" fo:orphans="2" fo:widows="2" fo:text-indent="0cm" style:auto-text-indent="false"/>
      <style:text-properties fo:font-variant="normal" fo:text-transform="none" fo:color="#29303b" style:font-name="sf pro text" fo:font-size="11.25pt" fo:letter-spacing="normal" fo:font-style="normal" fo:font-weight="bold" fo:background-color="#f7f8fa"/>
    </style:style>
    <style:style style:name="P2" style:family="paragraph" style:parent-style-name="Standard">
      <style:paragraph-properties fo:margin-left="0cm" fo:margin-right="0.635cm" fo:margin-top="0cm" fo:margin-bottom="0cm" fo:orphans="2" fo:widows="2" fo:text-indent="0cm" style:auto-text-indent="false"/>
      <style:text-properties fo:font-variant="normal" fo:text-transform="none" fo:color="#29303b" style:font-name="sf pro text" fo:font-size="9pt" fo:letter-spacing="normal" fo:font-style="normal" fo:font-weight="normal"/>
    </style:style>
    <style:style style:name="P3" style:family="paragraph" style:parent-style-name="Standard">
      <style:paragraph-properties fo:margin-left="0cm" fo:margin-right="0.635cm" fo:margin-top="0cm" fo:margin-bottom="0cm" fo:orphans="2" fo:widows="2" fo:text-indent="0cm" style:auto-text-indent="false" fo:padding="0cm" fo:border="none"/>
      <style:text-properties fo:font-variant="normal" fo:text-transform="none" fo:color="#29303b" style:font-name="sf pro text" fo:font-size="11.25pt" fo:letter-spacing="normal" fo:font-style="normal" fo:font-weight="bold" fo:background-color="#f7f8fa"/>
    </style:style>
    <style:style style:name="P4" style:family="paragraph" style:parent-style-name="Standard">
      <style:paragraph-properties fo:margin-left="0cm" fo:margin-right="0.635cm" fo:margin-top="0cm" fo:margin-bottom="0cm" fo:orphans="2" fo:widows="2" fo:text-indent="0cm" style:auto-text-indent="false" fo:padding="0cm" fo:border="none"/>
      <style:text-properties fo:font-variant="normal" fo:text-transform="none" fo:color="#29303b" style:font-name="sf pro text" fo:font-size="11.25pt" fo:letter-spacing="normal" fo:font-style="normal" fo:font-weight="bold" fo:background-color="#f2f3f5"/>
    </style:style>
    <style:style style:name="P5" style:family="paragraph" style:parent-style-name="Standard">
      <style:paragraph-properties fo:margin-left="0.106cm" fo:margin-right="0cm" fo:orphans="2" fo:widows="2" fo:text-indent="0cm" style:auto-text-indent="false" fo:padding="0cm" fo:border="none"/>
      <style:text-properties fo:font-variant="normal" fo:text-transform="none" fo:color="#29303b" style:font-name="sf pro text" fo:font-size="9pt" fo:letter-spacing="normal" fo:font-style="normal" fo:font-weight="normal" fo:background-color="#f7f8fa"/>
    </style:style>
    <style:style style:name="P6" style:family="paragraph" style:parent-style-name="Standard">
      <style:paragraph-properties fo:margin-left="0.106cm" fo:margin-right="0cm" fo:orphans="2" fo:widows="2" fo:text-indent="0cm" style:auto-text-indent="false" fo:padding="0cm" fo:border="none"/>
      <style:text-properties fo:font-variant="normal" fo:text-transform="none" fo:color="#29303b" style:font-name="sf pro text" fo:font-size="9pt" fo:letter-spacing="normal" fo:font-style="normal" fo:font-weight="normal" fo:background-color="#f2f3f5"/>
    </style:style>
    <style:style style:name="P7" style:family="paragraph" style:parent-style-name="Standard">
      <style:paragraph-properties fo:margin-left="0.106cm" fo:margin-right="0cm" fo:margin-top="0cm" fo:margin-bottom="0.499cm" fo:text-indent="0cm" style:auto-text-indent="false" fo:padding="0cm" fo:border="none"/>
      <style:text-properties fo:font-size="9pt" fo:font-weight="normal"/>
    </style:style>
    <style:style style:name="P8" style:family="paragraph" style:parent-style-name="Standard">
      <style:paragraph-properties fo:margin-left="0.106cm" fo:margin-right="0cm" fo:margin-top="0cm" fo:margin-bottom="0.499cm" fo:text-indent="0cm" style:auto-text-indent="false" fo:padding="0cm" fo:border="none"/>
      <style:text-properties fo:font-variant="normal" fo:text-transform="none" fo:color="#29303b" style:font-name="sf pro text" fo:font-size="11.25pt" fo:letter-spacing="normal" fo:font-style="normal" fo:font-weight="bold" fo:background-color="#f7f8fa"/>
    </style:style>
    <style:style style:name="P9" style:family="paragraph" style:parent-style-name="Text_20_body" style:list-style-name="L1">
      <style:paragraph-properties fo:margin-top="0cm" fo:margin-bottom="0cm" fo:padding="0cm" fo:border="none"/>
      <style:text-properties fo:color="#14171c" fo:font-size="10.5pt" fo:font-weight="normal"/>
    </style:style>
    <style:style style:name="P10" style:family="paragraph" style:parent-style-name="Text_20_body" style:list-style-name="L1">
      <style:paragraph-properties fo:margin-top="0cm" fo:margin-bottom="0cm" fo:padding="0cm" fo:border="none"/>
      <style:text-properties fo:color="#ffffff" fo:font-size="9.75pt"/>
    </style:style>
    <style:style style:name="P11" style:family="paragraph" style:parent-style-name="Text_20_body" style:list-style-name="L1">
      <style:paragraph-properties fo:margin-left="0.106cm" fo:margin-right="0cm" fo:margin-top="0cm" fo:margin-bottom="0cm" fo:text-indent="0cm" style:auto-text-indent="false" fo:padding="0cm" fo:border="none"/>
      <style:text-properties fo:color="#14171c" fo:font-size="10.5pt" fo:font-weight="normal"/>
    </style:style>
    <style:style style:name="P12" style:family="paragraph" style:parent-style-name="Text_20_body" style:list-style-name="L1">
      <style:paragraph-properties fo:margin-left="0.106cm" fo:margin-right="0cm" fo:margin-top="0cm" fo:margin-bottom="0cm" fo:text-indent="0cm" style:auto-text-indent="false" fo:padding="0cm" fo:border="none"/>
      <style:text-properties fo:color="#14171c" style:text-line-through-style="none" fo:font-size="10.5pt" style:text-underline-style="none" fo:font-weight="normal" style:text-blinking="false" fo:background-color="#f2f3f5"/>
    </style:style>
    <style:style style:name="P13" style:family="paragraph" style:parent-style-name="Text_20_body" style:list-style-name="L1">
      <style:paragraph-properties fo:margin-left="0.106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.106cm" fo:margin-right="0.106cm" fo:margin-top="0cm" fo:margin-bottom="0cm" fo:text-indent="0cm" style:auto-text-indent="false" fo:padding="0cm" fo:border="none"/>
      <style:text-properties fo:color="#14171c" fo:font-size="9pt" fo:font-weight="normal"/>
    </style:style>
    <style:style style:name="P15" style:family="paragraph" style:parent-style-name="Text_20_body" style:list-style-name="L1">
      <style:paragraph-properties fo:margin-left="0.106cm" fo:margin-right="0.106cm" fo:margin-top="0cm" fo:margin-bottom="0cm" fo:text-indent="0cm" style:auto-text-indent="false" fo:padding="0cm" fo:border="none"/>
      <style:text-properties fo:color="#14171c" style:text-line-through-style="none" fo:font-size="9pt" style:text-underline-style="none" fo:font-weight="normal" style:text-blinking="false" fo:background-color="#f2f3f5"/>
    </style:style>
    <style:style style:name="T1" style:family="text">
      <style:text-properties fo:background-color="#f7f8f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: Front-End Web<text:line-break/>Development</text:p>
      <text:p text:style-name="P7"><text:span text:style-name="T1">10 / 10|42min this section is general talk about front-end web development</text:span></text:p>
      <text:p text:style-name="P8">Section 2: Introduction to HTML</text:p>
      <text:p text:style-name="P5">9 / 9|1hr 19min</text:p>
      <text:p text:style-name="P3">Section 3: Intermediate HTML</text:p>
      <text:p text:style-name="P5">5 / 11|50min</text:p>
      <text:p text:style-name="P3">Section 4: Introduction to CSS</text:p>
      <text:p text:style-name="P5">0 / 12|1hr 30min</text:p>
      <text:p text:style-name="P3">Section 5: Intermediate CSS</text:p>
      <text:p text:style-name="P5">0 / 22|2hr 55min</text:p>
      <text:p text:style-name="P3">Section 6: Introduction to<text:line-break/>Bootstrap 4</text:p>
      <text:p text:style-name="P5">0 / 17|2hr 35min</text:p>
      <text:p text:style-name="P3">Section 7: Intermediate<text:line-break/>Bootstrap</text:p>
      <text:p text:style-name="P5">0 / 15|2hr 35min</text:p>
      <text:p text:style-name="P3">Section 8: Web Design School -<text:line-break/>Create a Website that People …</text:p>
      <text:p text:style-name="P5"><draw:frame draw:style-name="fr1" draw:name="popper314" text:anchor-type="char" svg:width="0.041cm" draw:z-index="0"><draw:text-box fo:min-height="0.041cm"><text:p text:style-name="Text_20_body">Section 8: Web Design School - Create a Website that People Love</text:p></draw:text-box></draw:frame>0 / 6|1hr 6min</text:p>
      <text:p text:style-name="P3">Section 9: Introduction to<text:line-break/>Javascript ES6</text:p>
      <text:p text:style-name="P5">0 / 30|2hr 28min</text:p>
      <text:p text:style-name="P3">Section 10: Intermediate<text:line-break/>Javascript</text:p>
      <text:p text:style-name="P5">0 / 19|1hr 30min</text:p>
      <text:p text:style-name="P3">Section 11: The Document<text:line-break/>Object Model (DOM)</text:p>
      <text:p text:style-name="P5">0 / 9|56min</text:p>
      <text:p text:style-name="P3">Section 12: Boss Level Challenge<text:line-break/>1 - The Dicee Game</text:p>
      <text:p text:style-name="P5">0 / 11|20min</text:p>
      <text:p text:style-name="P3">Section 13: Advanced Javascript<text:line-break/>and DOM Manipulation</text:p>
      <text:p text:style-name="P5">0 / 15|1hr 35min</text:p>
      <text:p text:style-name="P3">Section 14: jQuery</text:p>
      <text:p text:style-name="P5">0 / 11|53min</text:p>
      <text:p text:style-name="P3">Section 15: Boss Level Challenge<text:line-break/>2 - The Simon Game</text:p>
      <text:p text:style-name="P5">0 / 25|15min</text:p>
      <text:p text:style-name="P3">Section 16: The Unix Command<text:line-break/>Line</text:p>
      <text:p text:style-name="P5">0 / 6|35min</text:p>
      <text:p text:style-name="P3">Section 17: Backend Web<text:line-break/>Development</text:p>
      <text:p text:style-name="P5">0 / 1|8min</text:p>
      <text:p text:style-name="P3">Section 18: Node.js</text:p>
      <text:p text:style-name="P5">0 / 8|39min</text:p>
      <text:p text:style-name="P5"/>
      <text:p text:style-name="P3"><text:soft-page-break/>Section 19: Express.js with<text:line-break/>Node.js</text:p>
      <text:p text:style-name="P5">0 / 13|1hr 14min</text:p>
      <text:p text:style-name="P3">Section 20: APIs - Application<text:line-break/>Programming Interfaces</text:p>
      <text:p text:style-name="P5">0 / 14|2hr 33min</text:p>
      <text:p text:style-name="P3">Section 21: Git, Github and<text:line-break/>Version Control</text:p>
      <text:p text:style-name="P5">0 / 10|1hr 25min</text:p>
      <text:p text:style-name="P3">Section 22: EJS</text:p>
      <text:p text:style-name="P5">0 / 11|2hr 9min</text:p>
      <text:p text:style-name="P3">Section 23: Boss Level Challenge<text:line-break/>3 - Blog Website</text:p>
      <text:p text:style-name="P5">0 / 45|2hr 38min</text:p>
      <text:p text:style-name="P3">Section 24: Databases</text:p>
      <text:p text:style-name="P5">0 / 1|20min</text:p>
      <text:p text:style-name="P3">Section 25: SQL</text:p>
      <text:p text:style-name="P5">0 / 6|36min</text:p>
      <text:p text:style-name="P3">Section 26: MongoDB</text:p>
      <text:p text:style-name="P5">0 / 10|1hr 12min</text:p>
      <text:p text:style-name="P3">Section 27: Mongoose</text:p>
      <text:p text:style-name="P5">0 / 6|56min</text:p>
      <text:p text:style-name="P3">Section 28: Putting Everything<text:line-break/>Together</text:p>
      <text:p text:style-name="P5">0 / 8|1hr 34min</text:p>
      <text:p text:style-name="P3">Section 29: Deploying Your Web<text:line-break/>Application</text:p>
      <text:p text:style-name="P5">0 / 4|33min</text:p>
      <text:p text:style-name="P3">Section 30: Boss Level Challenge<text:line-break/>4 - Blog Website Upgrade</text:p>
      <text:p text:style-name="P5">0 / 8|10min</text:p>
      <text:p text:style-name="P3">Section 31: Build Your Own<text:line-break/>RESTful API From Scratch</text:p>
      <text:p text:style-name="P5">0 / 14|1hr 46min</text:p>
      <text:p text:style-name="P3">Section 32: Authentication &amp;<text:line-break/>Security</text:p>
      <text:p text:style-name="P5">0 / 15|3hr 33min</text:p>
      <text:p text:style-name="P3">Section 33: React.js</text:p>
      <text:p text:style-name="P5">0 / 45|8hr 54min</text:p>
      <text:p text:style-name="P4">Section 34: Bonus Module: Ask<text:line-break/>Angela Anything</text:p>
      <text:p text:style-name="P6">0 / 4|2hr 44min</text:p>
      <text:p text:style-name="P3">Section 35: Next Steps</text:p>
      <text:p text:style-name="P5">1 / 1|1min</text:p>
      <text:p text:style-name="P7"><text:span text:style-name="T1"/></text:p>
      <text:list xml:id="list3492371373343343878" text:style-name="L1">
        <text:list-header>
          <text:p text:style-name="P13"/>
        </text:list-header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f pro text" svg:font-family="'sf pro text', apple-system, BlinkMacSystemFont, Roboto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0S</meta:editing-duration>
    <meta:editing-cycles>3</meta:editing-cycles>
    <meta:generator>OpenOffice/4.1.7$Win32 OpenOffice.org_project/417m1$Build-9800</meta:generator>
    <dc:date>2020-12-26T21:16:30.22</dc:date>
    <meta:printed-by>A Said</meta:printed-by>
    <meta:print-date>2020-12-26T21:15:30.66</meta:print-date>
    <meta:document-statistic meta:table-count="0" meta:image-count="0" meta:object-count="0" meta:page-count="2" meta:paragraph-count="71" meta:word-count="344" meta:character-count="1853"/>
    <dc:creator>A Said</dc:creator>
    <meta:user-defined meta:name="Info 1"/>
    <meta:user-defined meta:name="Info 2"/>
    <meta:user-defined meta:name="Info 3"/>
    <meta:user-defined meta:name="Info 4"/>
  </office:meta>
</office:document-meta>
</file>